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oma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oma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0000"/>
    </style:style>
    <style:style style:name="T2" style:family="text">
      <style:text-properties fo:color="#008000"/>
    </style:style>
    <style:style style:name="T3" style:family="text">
      <style:text-properties fo:color="#008000"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dentificación Clases de Diseño</text:p>
      <text:p text:style-name="P2">Caso de uso CU0006 – Manejar Álbum</text:p>
      <text:p text:style-name="P3"/>
      <text:p text:style-name="P1"/>
      <text:list xml:id="list1771514064" text:style-name="L1">
        <text:list-item>
          <text:p text:style-name="P5"><text:span text:style-name="T1">Clase</text:span> <text:span text:style-name="T2">UIMOstrarMuro</text:span></text:p>
        </text:list-item>
        <text:list-item>
          <text:p text:style-name="P5"><text:span text:style-name="T1">Clase</text:span><text:span text:style-name="T2"> AdministrarMuroFacade</text:span></text:p>
        </text:list-item>
        <text:list-item>
          <text:p text:style-name="P5"><text:span text:style-name="T1">Clase</text:span><text:span text:style-name="T2"> ControlAdminMuro</text:span></text:p>
        </text:list-item>
        <text:list-item>
          <text:p text:style-name="P5"><text:span text:style-name="T1">Clase</text:span><text:span text:style-name="T2"> Muro</text:span></text:p>
        </text:list-item>
        <text:list-item>
          <text:p text:style-name="P5"><text:span text:style-name="T1">Clase</text:span><text:span text:style-name="T2"> UsuarioDAO</text:span></text:p>
        </text:list-item>
        <text:list-item>
          <text:p text:style-name="P5"><text:span text:style-name="T1">Clase</text:span><text:span text:style-name="T2"> </text:span><text:span text:style-name="T3">Usuario</text:span></text:p>
        </text:list-item>
        <text:list-item>
          <text:p text:style-name="P5"><text:span text:style-name="T1">Clase</text:span><text:span text:style-name="T2"> Publicacion</text:span></text:p>
        </text:list-item>
        <text:list-item>
          <text:p text:style-name="P5"><text:span text:style-name="T1">Clase</text:span><text:span text:style-name="T2"> PublicacionDA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5T20:28:51</meta:creation-date>
    <dc:date>2011-07-05T21:35:34</dc:date>
    <meta:editing-duration>PT2M18S</meta:editing-duration>
    <meta:editing-cycles>2</meta:editing-cycles>
    <meta:generator>LibreOffice/3.4$Unix LibreOffice_project/340m1$Build-12</meta:generator>
    <meta:document-statistic meta:table-count="0" meta:image-count="0" meta:object-count="0" meta:page-count="1" meta:paragraph-count="0" meta:word-count="35" meta:character-count="217" meta:non-whitespace-character-count="200"/>
  </office:meta>
</office:document-meta>
</file>